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0925" officeooo:paragraph-rsid="00020925"/>
    </style:style>
    <style:style style:name="P2" style:family="paragraph" style:parent-style-name="Standard">
      <style:text-properties officeooo:rsid="0004534b" officeooo:paragraph-rsid="0004534b"/>
    </style:style>
    <style:style style:name="P3" style:family="paragraph" style:parent-style-name="Standard">
      <style:text-properties officeooo:rsid="0005ed8d" officeooo:paragraph-rsid="0005ed8d"/>
    </style:style>
    <style:style style:name="P4" style:family="paragraph" style:parent-style-name="Standard">
      <style:text-properties officeooo:rsid="0008f65a" officeooo:paragraph-rsid="0008f65a"/>
    </style:style>
    <style:style style:name="P5" style:family="paragraph" style:parent-style-name="Standard">
      <style:text-properties officeooo:rsid="000b5ee4" officeooo:paragraph-rsid="000b5ee4"/>
    </style:style>
    <style:style style:name="P6" style:family="paragraph" style:parent-style-name="Standard">
      <style:text-properties officeooo:rsid="000cf9a0" officeooo:paragraph-rsid="000cf9a0"/>
    </style:style>
    <style:style style:name="P7" style:family="paragraph" style:parent-style-name="Standard">
      <style:text-properties officeooo:rsid="000eefa5" officeooo:paragraph-rsid="000eefa5"/>
    </style:style>
    <style:style style:name="P8" style:family="paragraph" style:parent-style-name="Standard">
      <style:text-properties fo:font-weight="bold" officeooo:rsid="001357dc" officeooo:paragraph-rsid="001357dc" style:font-weight-asian="bold" style:font-weight-complex="bold"/>
    </style:style>
    <style:style style:name="P9" style:family="paragraph" style:parent-style-name="Standard">
      <style:text-properties fo:font-weight="bold" officeooo:rsid="0014cc56" officeooo:paragraph-rsid="0014cc56" style:font-weight-asian="bold" style:font-weight-complex="bold"/>
    </style:style>
    <style:style style:name="P10" style:family="paragraph" style:parent-style-name="Standard">
      <style:text-properties fo:font-weight="bold" officeooo:rsid="00171d52" officeooo:paragraph-rsid="00171d52" style:font-weight-asian="bold" style:font-weight-complex="bold"/>
    </style:style>
    <style:style style:name="P11" style:family="paragraph" style:parent-style-name="Standard">
      <style:text-properties fo:font-weight="bold" officeooo:rsid="00171d6c" officeooo:paragraph-rsid="00171d6c" style:font-weight-asian="bold" style:font-weight-complex="bold"/>
    </style:style>
    <style:style style:name="P12" style:family="paragraph" style:parent-style-name="Standard">
      <style:text-properties fo:font-weight="bold" officeooo:rsid="0018addb" officeooo:paragraph-rsid="0018addb" style:font-weight-asian="bold" style:font-weight-complex="bold"/>
    </style:style>
    <style:style style:name="P13" style:family="paragraph" style:parent-style-name="Standard">
      <style:text-properties fo:font-style="italic" fo:font-weight="bold" officeooo:rsid="001dfb1d" officeooo:paragraph-rsid="001dfb1d" style:font-style-asian="italic" style:font-weight-asian="bold" style:font-style-complex="italic" style:font-weight-complex="bold"/>
    </style:style>
    <style:style style:name="P14" style:family="paragraph" style:parent-style-name="Standard">
      <style:text-properties fo:font-style="italic" fo:font-weight="bold" officeooo:rsid="00219c86" officeooo:paragraph-rsid="00219c86" style:font-style-asian="italic" style:font-weight-asian="bold" style:font-style-complex="italic" style:font-weight-complex="bold"/>
    </style:style>
    <style:style style:name="P15" style:family="paragraph" style:parent-style-name="Standard">
      <style:text-properties fo:font-weight="normal" officeooo:rsid="0003a1a5" officeooo:paragraph-rsid="00020925" style:font-weight-asian="normal" style:font-weight-complex="normal"/>
    </style:style>
    <style:style style:name="P16" style:family="paragraph" style:parent-style-name="Standard">
      <style:text-properties fo:font-weight="normal" officeooo:rsid="0004534b" officeooo:paragraph-rsid="0004534b" style:font-weight-asian="normal" style:font-weight-complex="normal"/>
    </style:style>
    <style:style style:name="P17" style:family="paragraph" style:parent-style-name="Standard">
      <style:text-properties fo:font-weight="normal" officeooo:rsid="00071374" officeooo:paragraph-rsid="0005ed8d" style:font-weight-asian="normal" style:font-weight-complex="normal"/>
    </style:style>
    <style:style style:name="P18" style:family="paragraph" style:parent-style-name="Standard">
      <style:text-properties fo:font-weight="normal" officeooo:rsid="0008f65a" officeooo:paragraph-rsid="0008f65a" style:font-weight-asian="normal" style:font-weight-complex="normal"/>
    </style:style>
    <style:style style:name="P19" style:family="paragraph" style:parent-style-name="Standard">
      <style:text-properties fo:font-weight="normal" officeooo:rsid="000a881f" officeooo:paragraph-rsid="000a881f" style:font-weight-asian="normal" style:font-weight-complex="normal"/>
    </style:style>
    <style:style style:name="P20" style:family="paragraph" style:parent-style-name="Standard" style:list-style-name="L1">
      <style:text-properties fo:font-weight="normal" officeooo:rsid="000a881f" officeooo:paragraph-rsid="000a881f" style:font-weight-asian="normal" style:font-weight-complex="normal"/>
    </style:style>
    <style:style style:name="P21" style:family="paragraph" style:parent-style-name="Standard">
      <style:text-properties fo:font-weight="normal" officeooo:rsid="000cf9a0" officeooo:paragraph-rsid="000b5ee4" style:font-weight-asian="normal" style:font-weight-complex="normal"/>
    </style:style>
    <style:style style:name="P22" style:family="paragraph" style:parent-style-name="Standard" style:list-style-name="L2">
      <style:text-properties fo:font-weight="normal" officeooo:rsid="000d9e2d" officeooo:paragraph-rsid="000d9e2d" style:font-weight-asian="normal" style:font-weight-complex="normal"/>
    </style:style>
    <style:style style:name="P23" style:family="paragraph" style:parent-style-name="Standard">
      <style:text-properties fo:font-weight="normal" officeooo:rsid="000d9e2d" officeooo:paragraph-rsid="000d9e2d" style:font-weight-asian="normal" style:font-weight-complex="normal"/>
    </style:style>
    <style:style style:name="P24" style:family="paragraph" style:parent-style-name="Standard">
      <style:text-properties fo:font-weight="normal" officeooo:rsid="000eefa5" officeooo:paragraph-rsid="000eefa5" style:font-weight-asian="normal" style:font-weight-complex="normal"/>
    </style:style>
    <style:style style:name="P25" style:family="paragraph" style:parent-style-name="Standard">
      <style:text-properties fo:font-weight="normal" officeooo:rsid="001351b7" officeooo:paragraph-rsid="001351b7" style:font-weight-asian="normal" style:font-weight-complex="normal"/>
    </style:style>
    <style:style style:name="P26" style:family="paragraph" style:parent-style-name="Standard" style:list-style-name="L3">
      <style:text-properties fo:font-weight="normal" officeooo:rsid="001351b7" officeooo:paragraph-rsid="001351b7" style:font-weight-asian="normal" style:font-weight-complex="normal"/>
    </style:style>
    <style:style style:name="P27" style:family="paragraph" style:parent-style-name="Standard">
      <style:text-properties fo:font-weight="normal" officeooo:rsid="001357dc" officeooo:paragraph-rsid="001357dc" style:font-weight-asian="normal" style:font-weight-complex="normal"/>
    </style:style>
    <style:style style:name="P28" style:family="paragraph" style:parent-style-name="Standard">
      <style:text-properties style:text-underline-style="none" fo:font-weight="normal" officeooo:rsid="0015e7ca" officeooo:paragraph-rsid="0014cc56" style:font-weight-asian="normal" style:font-weight-complex="normal"/>
    </style:style>
    <style:style style:name="P29" style:family="paragraph" style:parent-style-name="Standard">
      <style:text-properties style:text-underline-style="none" fo:font-weight="normal" officeooo:rsid="00171d52" officeooo:paragraph-rsid="00171d52" style:font-weight-asian="normal" style:font-weight-complex="normal"/>
    </style:style>
    <style:style style:name="P30" style:family="paragraph" style:parent-style-name="Standard">
      <style:text-properties style:text-underline-style="none" fo:font-weight="normal" officeooo:rsid="00171d6c" officeooo:paragraph-rsid="00171d6c" style:font-weight-asian="normal" style:font-weight-complex="normal"/>
    </style:style>
    <style:style style:name="P31" style:family="paragraph" style:parent-style-name="Standard">
      <style:text-properties style:text-underline-style="none" fo:font-weight="normal" officeooo:rsid="0018addb" officeooo:paragraph-rsid="0018addb" style:font-weight-asian="normal" style:font-weight-complex="normal"/>
    </style:style>
    <style:style style:name="P32" style:family="paragraph" style:parent-style-name="Standard">
      <style:text-properties style:text-underline-style="none" fo:font-weight="normal" officeooo:rsid="00199bfd" officeooo:paragraph-rsid="00199bfd" style:font-weight-asian="normal" style:font-weight-complex="normal"/>
    </style:style>
    <style:style style:name="P33" style:family="paragraph" style:parent-style-name="Standard">
      <style:text-properties style:text-underline-style="none" fo:font-weight="normal" officeooo:rsid="001b4c52" officeooo:paragraph-rsid="00199bfd" style:font-weight-asian="normal" style:font-weight-complex="normal"/>
    </style:style>
    <style:style style:name="P34" style:family="paragraph" style:parent-style-name="Standard" style:list-style-name="L4">
      <style:text-properties fo:font-weight="bold" officeooo:rsid="00199bfd" officeooo:paragraph-rsid="00199bfd" style:font-weight-asian="bold" style:font-weight-complex="bold"/>
    </style:style>
    <style:style style:name="P35" style:family="paragraph" style:parent-style-name="Standard" style:list-style-name="L7">
      <style:text-properties fo:font-style="italic" fo:font-weight="bold" officeooo:rsid="0022adf8" officeooo:paragraph-rsid="0022adf8" style:font-style-asian="italic" style:font-weight-asian="bold" style:font-style-complex="italic" style:font-weight-complex="bold"/>
    </style:style>
    <style:style style:name="P36" style:family="paragraph" style:parent-style-name="Standard" style:list-style-name="L7">
      <style:text-properties fo:font-style="italic" fo:font-weight="bold" officeooo:rsid="0023197d" officeooo:paragraph-rsid="0023197d" style:font-style-asian="italic" style:font-weight-asian="bold" style:font-style-complex="italic" style:font-weight-complex="bold"/>
    </style:style>
    <style:style style:name="P37" style:family="paragraph" style:parent-style-name="Standard" style:list-style-name="L5">
      <style:text-properties fo:font-style="normal" style:text-underline-style="none" fo:font-weight="normal" officeooo:rsid="001dfb1d" officeooo:paragraph-rsid="001dfb1d"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1dfb1d" officeooo:paragraph-rsid="001dfb1d"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1fcb02" officeooo:paragraph-rsid="001fcb02" style:font-style-asian="normal" style:font-weight-asian="normal" style:font-style-complex="normal" style:font-weight-complex="normal"/>
    </style:style>
    <style:style style:name="P40" style:family="paragraph" style:parent-style-name="Standard" style:list-style-name="L6">
      <style:text-properties fo:font-style="normal" style:text-underline-style="none" fo:font-weight="normal" officeooo:rsid="001fcb02" officeooo:paragraph-rsid="001fcb02" style:font-style-asian="normal" style:font-weight-asian="normal" style:font-style-complex="normal" style:font-weight-complex="normal"/>
    </style:style>
    <style:style style:name="P41" style:family="paragraph" style:parent-style-name="Standard" style:list-style-name="L6">
      <style:text-properties fo:font-style="normal" style:text-underline-style="none" fo:font-weight="normal" officeooo:rsid="0020d5ed" officeooo:paragraph-rsid="0020d5ed"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20d5ed" officeooo:paragraph-rsid="0020d5ed"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219c86" officeooo:paragraph-rsid="00219c86"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22adf8" officeooo:paragraph-rsid="0022adf8" style:font-style-asian="normal" style:font-weight-asian="normal" style:font-style-complex="normal" style:font-weight-complex="normal"/>
    </style:style>
    <style:style style:name="P45" style:family="paragraph" style:parent-style-name="Standard" style:list-style-name="L7">
      <style:text-properties fo:font-style="normal" style:text-underline-style="none" fo:font-weight="normal" officeooo:rsid="0023197d" officeooo:paragraph-rsid="0023197d"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d9e2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305df" style:font-weight-asian="normal" style:font-weight-complex="normal"/>
    </style:style>
    <style:style style:name="T5" style:family="text">
      <style:text-properties fo:font-weight="normal" officeooo:rsid="0003a1a5" style:font-weight-asian="normal" style:font-weight-complex="normal"/>
    </style:style>
    <style:style style:name="T6" style:family="text">
      <style:text-properties fo:font-weight="normal" officeooo:rsid="00071374" style:font-weight-asian="normal" style:font-weight-complex="normal"/>
    </style:style>
    <style:style style:name="T7" style:family="text">
      <style:text-properties fo:font-weight="normal" officeooo:rsid="000be1ac" style:font-weight-asian="normal" style:font-weight-complex="normal"/>
    </style:style>
    <style:style style:name="T8" style:family="text">
      <style:text-properties fo:font-weight="normal" officeooo:rsid="000d9e2d" style:font-weight-asian="normal" style:font-weight-complex="normal"/>
    </style:style>
    <style:style style:name="T9" style:family="text">
      <style:text-properties fo:font-weight="normal" officeooo:rsid="001025e9" style:font-weight-asian="normal" style:font-weight-complex="normal"/>
    </style:style>
    <style:style style:name="T10" style:family="text">
      <style:text-properties fo:color="#ce181e" fo:font-weight="normal" officeooo:rsid="00071374"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15e7ca"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5e7ca" style:font-weight-asian="normal" style:font-weight-complex="normal"/>
    </style:style>
    <style:style style:name="T16" style:family="text">
      <style:text-properties style:text-underline-style="none" fo:font-weight="normal" officeooo:rsid="001b4c52" style:font-weight-asian="normal" style:font-weight-complex="normal"/>
    </style:style>
    <style:style style:name="T17" style:family="text">
      <style:text-properties style:text-underline-style="none" officeooo:rsid="0015e7ca"/>
    </style:style>
    <style:style style:name="T18" style:family="text">
      <style:text-properties style:text-underline-style="none" officeooo:rsid="001b4c52"/>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controle da RFB sobre o pagamento do ICMS na importação é <text:span text:style-name="T1">meramente formal</text:span><text:span text:style-name="T3">: importador deve entregar declaração sobre o ICMS devido </text:span><text:span text:style-name="T1">no desembaraço aduaneiro</text:span><text:span text:style-name="T3">, e deve ser efetivada </text:span><text:span text:style-name="T1">após o registro da DI</text:span><text:span text:style-name="T3">, constituindo </text:span><text:span text:style-name="T1">condição para a entrega</text:span><text:span text:style-name="T3"> da mercadoria ao importador. </text:span><text:span text:style-name="T4">Se houver qualquer tipo de exoneração do ICMS, isso deverá constar na declaração.</text:span></text:p>
      <text:p text:style-name="P15"/>
      <text:p text:style-name="P2"><text:span text:style-name="T5">F</text:span><text:span text:style-name="T3">G do ICMS-importação é o </text:span><text:span text:style-name="T1">desembaraço aduaneiro</text:span><text:span text:style-name="T3"> (idem ao IPI).</text:span></text:p>
      <text:p text:style-name="P16"/>
      <text:p text:style-name="P3"><text:span text:style-name="T3">BC do ICMS-importação: valor da mercadoria + II + IPI + IOF + quaisquer outros tributos e despesas aduaneiras. </text:span><text:span text:style-name="T10">[o próprio ICMS está incluso nessa BC!]</text:span></text:p>
      <text:p text:style-name="P17"/>
      <text:p text:style-name="P4"><text:span text:style-name="T6">O </text:span><text:span text:style-name="T3">pagamento da CIDE-combustíveis será </text:span><text:span text:style-name="T1">na data do registro da DI</text:span><text:span text:style-name="T3">.</text:span></text:p>
      <text:p text:style-name="P18"/>
      <text:p text:style-name="P19">Sujeito passivo da CIDE-combustíveis:</text:p>
      <text:list xml:id="list3312817555" text:style-name="L1">
        <text:list-item>
          <text:p text:style-name="P20">na importação → importador;</text:p>
        </text:list-item>
        <text:list-item>
          <text:p text:style-name="P20">na comercialização interna → produtor ou formulador.</text:p>
        </text:list-item>
      </text:list>
      <text:p text:style-name="P19"/>
      <text:p text:style-name="P5"><text:span text:style-name="T3">AFRMM é uma CIDE e é a RFB quem arrecada, fiscaliza, restitui e concede benefícios </text:span><text:span text:style-name="T7">previstos em lei </text:span><text:span text:style-name="T3">dele.</text:span></text:p>
      <text:p text:style-name="P21"/>
      <text:p text:style-name="P6"><text:span text:style-name="T3">FG do AFRMM: </text:span><text:span text:style-name="T1">início</text:span><text:span text:style-name="T3"> da operação de descarregamento. </text:span><text:span text:style-name="T8">Mas </text:span><text:span text:style-name="T2">não</text:span><text:span text:style-name="T8"> incide AFRMM sobre:</text:span></text:p>
      <text:list xml:id="list2959510044" text:style-name="L2">
        <text:list-item>
          <text:p text:style-name="P22">navegação fluvial ou lacustre, exceto de granéis líquidos no N e NE;</text:p>
        </text:list-item>
        <text:list-item>
          <text:p text:style-name="P22">frete de transporte de mercadoria sujeita a pena de perdimento; e</text:p>
        </text:list-item>
        <text:list-item>
          <text:p text:style-name="P22">mercadorias destinadas a porto brasileiro que efetuarem transbordo ou baldeação em um ou mais portos nacionais não incidirá novo AFRMM referente ao transporte entre os citados portos, se este já tiver sido calculado desde a sua origem até seu destino final.</text:p>
        </text:list-item>
      </text:list>
      <text:p text:style-name="P23"/>
      <text:p text:style-name="P7"><text:span text:style-name="T3">BC do AFRMM: frete, </text:span><text:span text:style-name="T9">incluindo despesas necessárias</text:span><text:span text:style-name="T3">.</text:span></text:p>
      <text:p text:style-name="P24"/>
      <text:p text:style-name="P25">Alíquotas do AFRMM:</text:p>
      <text:list xml:id="list735134836" text:style-name="L3">
        <text:list-item>
          <text:p text:style-name="P26">longo curso → 25%;</text:p>
        </text:list-item>
        <text:list-item>
          <text:p text:style-name="P26">cabotagem → 10%;</text:p>
        </text:list-item>
        <text:list-item>
          <text:p text:style-name="P26">lacustre/fluvial N e NE → 40%.</text:p>
        </text:list-item>
      </text:list>
      <text:p text:style-name="P25"/>
      <text:p text:style-name="P8">Conhecimento de embarque<text:span text:style-name="T3"> comprova o valor do frete, e na sua não exigência a </text:span>declaração do contribuinte<text:span text:style-name="T3"> é o que comprova aquele valor.</text:span></text:p>
      <text:p text:style-name="P27"/>
      <text:p text:style-name="P9">Consignatário constante no conhecimento de embarque <text:span text:style-name="T3">é o </text:span><text:span text:style-name="T11">contribuinte</text:span><text:span text:style-name="T14"> do AFRMM, já o </text:span><text:span text:style-name="T13">proprietário</text:span><text:span text:style-name="T14"> da carga é </text:span><text:span text:style-name="T11">responsável solidário</text:span><text:span text:style-name="T14">. </text:span><text:span text:style-name="T15">Mas se </text:span><text:span text:style-name="T17">não</text:span><text:span text:style-name="T15"> for exigível o CE, o </text:span><text:span text:style-name="T12">contribuinte</text:span><text:span text:style-name="T15"> será o </text:span><text:span text:style-name="T17">proprietário</text:span><text:span text:style-name="T15">.</text:span></text:p>
      <text:p text:style-name="P28"/>
      <text:p text:style-name="P10"><text:span text:style-name="T15">O </text:span><text:span text:style-name="T14">pagamento do AFRMM deve ser feito </text:span><text:span text:style-name="T13">antes</text:span><text:span text:style-name="T14"> </text:span><text:span text:style-name="T13">da autorização da entrega</text:span><text:span text:style-name="T14"> da mercadoria.</text:span></text:p>
      <text:p text:style-name="P29"/>
      <text:p text:style-name="P11"><text:span text:style-name="T14">A TUM é devida </text:span><text:span text:style-name="T13">na emissão do CE-Mercante</text:span><text:span text:style-name="T14">.</text:span></text:p>
      <text:p text:style-name="P30"/>
      <text:p text:style-name="P30">Poder Executivo pode reduzir ou aumentar o valor da TUM até R$ 50,00.</text:p>
      <text:p text:style-name="P30"/>
      <text:p text:style-name="P12"><text:span text:style-name="T14">A TUM </text:span><text:span text:style-name="T13">não</text:span><text:span text:style-name="T14"> é devida para cargas isentas do AFRMM, bem como aquelas submetidas a pena de perdimento.</text:span></text:p>
      <text:p text:style-name="P31"/>
      <text:p text:style-name="P32"><text:soft-page-break/>Crédito presumido de IPI:</text:p>
      <text:list xml:id="list999950957" text:style-name="L4">
        <text:list-item>
          <text:p text:style-name="P34"><text:span text:style-name="T14">BC: </text:span><text:span text:style-name="T14"><draw:frame draw:style-name="fr1" draw:name="Object1" text:anchor-type="as-char" svg:y="-0.2437in" svg:width="3.9256in" svg:height="0.3929in" draw:z-index="0"><draw:object xlink:href="./Object 1" xlink:type="simple" xlink:show="embed" xlink:actuate="onLoad"/><draw:image xlink:href="./ObjectReplacements/Object 1" xlink:type="simple" xlink:show="embed" xlink:actuate="onLoad"/></draw:frame></text:span></text:p>
        </text:list-item>
        <text:list-item>
          <text:p text:style-name="P34"><text:span text:style-name="T14">Alíquota: 5,37%</text:span><text:span text:style-name="T16">.</text:span></text:p>
        </text:list-item>
      </text:list>
      <text:p text:style-name="P33"/>
      <text:p text:style-name="P13"><text:span text:style-name="T18">D</text:span><text:span text:style-name="T13">rawback</text:span><text:span text:style-name="T19">:</text:span></text:p>
      <text:list xml:id="list3337755737" text:style-name="L5">
        <text:list-item>
          <text:p text:style-name="P37">regime aduaneiro especial de incentivo à exportação;</text:p>
        </text:list-item>
        <text:list-item>
          <text:p text:style-name="P37">desoneração de insumos importados que serão usados na produção de mercadorias exportadas ou a exportar.</text:p>
        </text:list-item>
      </text:list>
      <text:p text:style-name="P38"/>
      <text:p text:style-name="P39">Requisitos para ser uma ECE:</text:p>
      <text:list xml:id="list193968378" text:style-name="L6">
        <text:list-item>
          <text:p text:style-name="P40">registro na SECEX e na RFB, de acordo com o MDIC e MF;</text:p>
        </text:list-item>
        <text:list-item>
          <text:p text:style-name="P41">ser uma SA;</text:p>
        </text:list-item>
        <text:list-item>
          <text:p text:style-name="P41">possuir capital mínimo definido pela CVM.</text:p>
        </text:list-item>
      </text:list>
      <text:p text:style-name="P42"/>
      <text:p text:style-name="P14"><text:span text:style-name="T19">Mercadoria nacional admitida no regime aduaneiro especial de </text:span><text:span text:style-name="T20">Depósito Alfandegado Certificado</text:span><text:span text:style-name="T19"> será considerada como </text:span><text:span text:style-name="T20">exportada</text:span><text:span text:style-name="T19">.</text:span></text:p>
      <text:p text:style-name="P43"/>
      <text:p text:style-name="P44">SIMPLES NACIONAL:</text:p>
      <text:list xml:id="list3489448490" text:style-name="L7">
        <text:list-item>
          <text:p text:style-name="P35"><text:span text:style-name="T19">na </text:span><text:span text:style-name="T20">importação</text:span><text:span text:style-name="T19">: II, PIS/COFINS-importação, IPI-importação e ICMS-importação incidem normalmente;</text:span></text:p>
        </text:list-item>
        <text:list-item>
          <text:p text:style-name="P36"><text:span text:style-name="T19">na </text:span><text:span text:style-name="T20">exportação</text:span><text:span text:style-name="T19">:</text:span></text:p>
          <text:list>
            <text:list-item>
              <text:p text:style-name="P36"><text:span text:style-name="T19">as receitas de exportação serão </text:span><text:span text:style-name="T20">destacadas pelo contribuinte</text:span><text:span text:style-name="T19">, ou seja, reduzirá o valor a ser recolhido pelo SIMPLES;</text:span></text:p>
            </text:list-item>
            <text:list-item>
              <text:p text:style-name="P45">quando o IE existir, ele irá incidir normalment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06-10T18:05:55.257000000</dc:date>
    <meta:editing-duration>PT1H9M17S</meta:editing-duration>
    <meta:editing-cycles>34</meta:editing-cycles>
    <meta:document-statistic meta:table-count="0" meta:image-count="0" meta:object-count="1" meta:page-count="2" meta:paragraph-count="39" meta:word-count="474" meta:character-count="2851" meta:non-whitespace-character-count="2434"/>
  </office:meta>
</office:document-meta>
</file>

<file path=Object 1/content.xml><?xml version="1.0" encoding="utf-8"?>
<math xmlns="http://www.w3.org/1998/Math/MathML" display="block">
  <semantics>
    <mrow>
      <mrow>
        <mfrac>
          <mi mathvariant="italic">ReceitaExportação</mi>
          <mi mathvariant="italic">ROB</mi>
        </mfrac>
        <mo stretchy="false">∗</mo>
        <mi mathvariant="italic">valor</mi>
      </mrow>
      <mi mathvariant="italic">total</mi>
      <mi mathvariant="italic">das</mi>
      <mi mathvariant="italic">aquisições</mi>
      <mi mathvariant="italic">de</mi>
      <mi mathvariant="italic">insumos</mi>
    </mrow>
    <annotation encoding="StarMath 5.0">{ReceitaExportação} over {ROB} * valor total das aquisições de insumos</annotation>
  </semantics>
</math>
</file>